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language="pl" fo:country="PL" officeooo:rsid="000a5503" officeooo:paragraph-rsid="000a5503" style:font-size-asian="10.5pt"/>
    </style:style>
    <style:style style:name="P2" style:family="paragraph" style:parent-style-name="Standard">
      <style:paragraph-properties fo:line-height="200%" fo:text-align="start" style:justify-single-word="false"/>
      <style:text-properties fo:language="pl" fo:country="PL" officeooo:rsid="000a5503" officeooo:paragraph-rsid="000a5503" style:font-size-asian="10.5pt"/>
    </style:style>
    <style:style style:name="P3" style:family="paragraph" style:parent-style-name="Standard">
      <style:paragraph-properties fo:line-height="200%" fo:text-align="start" style:justify-single-word="false" fo:break-before="page"/>
      <style:text-properties fo:language="pl" fo:country="PL" officeooo:rsid="000a5503" officeooo:paragraph-rsid="000a5503" style:font-size-asian="10.5pt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language="pl" fo:country="PL" officeooo:rsid="000a5503" officeooo:paragraph-rsid="000a5503" style:font-size-asian="10.5pt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language="pl" fo:country="PL" officeooo:rsid="000ba60b" officeooo:paragraph-rsid="000ba60b" style:font-size-asian="10.5pt"/>
    </style:style>
    <style:style style:name="P6" style:family="paragraph" style:parent-style-name="Standard">
      <style:paragraph-properties fo:line-height="200%" fo:text-align="start" style:justify-single-word="false"/>
      <style:text-properties fo:language="pl" fo:country="PL" officeooo:rsid="000c1535" officeooo:paragraph-rsid="000c1535" style:font-size-asian="10.5pt"/>
    </style:style>
    <style:style style:name="P7" style:family="paragraph" style:parent-style-name="Standard">
      <style:paragraph-properties fo:line-height="200%" fo:text-align="start" style:justify-single-word="false"/>
      <style:text-properties fo:language="pl" fo:country="PL" officeooo:rsid="000c83a2" officeooo:paragraph-rsid="000cea05" style:font-size-asian="10.5pt"/>
    </style:style>
    <style:style style:name="P8" style:family="paragraph" style:parent-style-name="Standard">
      <style:paragraph-properties fo:line-height="200%" fo:text-align="start" style:justify-single-word="false"/>
      <style:text-properties fo:language="pl" fo:country="PL" officeooo:rsid="000cea05" officeooo:paragraph-rsid="000cea05" style:font-size-asian="10.5pt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officeooo:paragraph-rsid="000a5503"/>
    </style:style>
    <style:style style:name="P10" style:family="paragraph" style:parent-style-name="Standard">
      <style:paragraph-properties fo:line-height="200%" fo:text-align="start" style:justify-single-word="false" fo:break-before="page"/>
      <style:text-properties fo:language="pl" fo:country="PL" officeooo:rsid="000c83a2" officeooo:paragraph-rsid="000c83a2" style:font-size-asian="10.5pt"/>
    </style:style>
    <style:style style:name="P11" style:family="paragraph" style:parent-style-name="Standard">
      <style:paragraph-properties fo:line-height="200%" fo:text-align="start" style:justify-single-word="false" fo:break-before="page"/>
      <style:text-properties fo:language="pl" fo:country="PL" officeooo:rsid="000c83a2" officeooo:paragraph-rsid="000cea05" style:font-size-asian="10.5pt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fo:language="pl" fo:country="PL" officeooo:rsid="000cea05" officeooo:paragraph-rsid="000cea05" style:font-size-asian="10.5pt"/>
    </style:style>
    <style:style style:name="T1" style:family="text">
      <style:text-properties officeooo:rsid="000c83a2"/>
    </style:style>
    <style:style style:name="T2" style:family="text">
      <style:text-properties fo:language="pl" fo:country="PL" officeooo:rsid="000a5503" style:font-size-asian="10.5pt"/>
    </style:style>
    <style:style style:name="T3" style:family="text">
      <style:text-properties officeooo:rsid="000cea05"/>
    </style:style>
    <style:style style:name="T4" style:family="text">
      <style:text-properties officeooo:rsid="000a55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a licencjacka</text:p>
      <text:p text:style-name="P1"/>
      <text:p text:style-name="P2">Imię i nazwisko: Michał Olkiewicz</text:p>
      <text:p text:style-name="P2">Nr albumu: 246805</text:p>
      <text:p text:style-name="P2">Kierunek: Informatyka</text:p>
      <text:p text:style-name="P2">Specjalność: Tester programista</text:p>
      <text:p text:style-name="P2">Rodzaj studiów: Stacjonarne</text:p>
      <text:p text:style-name="P2"/>
      <text:p text:style-name="P2">Temat pracy: Projekt i implementacja aplikacji na komputer stacjonarny zajmującej się przydzielaniem miejsc w akademiku.</text:p>
      <text:p text:style-name="P2"/>
      <text:p text:style-name="P2">Opiekun: Paweł Pączkowski</text:p>
      <text:p text:style-name="P2">Wykonawcy:</text:p>
      <text:p text:style-name="P2">Magdalena Ordowska, nr albumu 246795(??)</text:p>
      <text:p text:style-name="P2">Gabriel Sidorek, nr albumu (??)</text:p>
      <text:p text:style-name="P2">Michał Olkiewicz, nr albumu 246805</text:p>
      <text:p text:style-name="P2"/>
      <text:p text:style-name="P3">Streszczenie:</text:p>
      <text:p text:style-name="P6">Aplikacja ma za zadanie ułatwienie organizacji zakwaterowania w akademiku zarazem dla studentów jak i dla obsługi akademika. Zawiera ona formularz który upewniając się że dany student istnieje w bazie danych dostarczonej przez uczelnie oraz pozwala studentowi wypełnić odpowiednie informacje na temat jego/jej preferencji względem pokoju jak i współlokatora. Aplikacja zarazem ma też tryb administracyjny pozwalający zmieniać dane na temat studentów/poprawiać błędy przez osobę wypełniającą formularz.</text:p>
      <text:p text:style-name="P3">Spis treści</text:p>
      <text:list xml:id="list3200941071" text:style-name="L1">
        <text:list-item>
          <text:p text:style-name="P4">Opis problemu</text:p>
          <text:list>
            <text:list-item>
              <text:p text:style-name="P9"><text:span text:style-name="T2">Porównanie dostępnych rozwiązań</text:span></text:p>
            </text:list-item>
            <text:list-item>
              <text:p text:style-name="P4">Możliwości zastosowania praktycznego</text:p>
            </text:list-item>
          </text:list>
        </text:list-item>
        <text:list-item>
          <text:p text:style-name="P4">Projekt i analiza</text:p>
          <text:list>
            <text:list-item>
              <text:p text:style-name="P5">Aktorzy i Przypadki użycia</text:p>
              <text:p text:style-name="P5">Wymagania funkcjonalne i niefunkcjonalne</text:p>
            </text:list-item>
            <text:list-item>
              <text:p text:style-name="P5">Diagram klas</text:p>
            </text:list-item>
            <text:list-item>
              <text:p text:style-name="P5">Diagram modelu danych</text:p>
            </text:list-item>
            <text:list-item>
              <text:p text:style-name="P5">Projekt interfejsu użytkownika</text:p>
            </text:list-item>
          </text:list>
        </text:list-item>
        <text:list-item>
          <text:p text:style-name="P5">Implementacja</text:p>
          <text:list>
            <text:list-item>
              <text:p text:style-name="P5">Architektura rozwiązania</text:p>
            </text:list-item>
            <text:list-item>
              <text:p text:style-name="P5">Użyte technologie</text:p>
            </text:list-item>
          </text:list>
        </text:list-item>
        <text:list-item>
          <text:p text:style-name="P5">Testy</text:p>
          <text:list>
            <text:list-item>
              <text:p text:style-name="P5">Scenariusz testowania</text:p>
            </text:list-item>
            <text:list-item>
              <text:p text:style-name="P5">Raport z testów</text:p>
            </text:list-item>
          </text:list>
        </text:list-item>
        <text:list-item>
          <text:p text:style-name="P5">Wkład własny</text:p>
        </text:list-item>
        <text:list-item>
          <text:p text:style-name="P5">Bibliografi<text:span text:style-name="T1">a</text:span></text:p>
          <text:p text:style-name="P5"/>
        </text:list-item>
      </text:list>
      <text:p text:style-name="P10">1. Opis problemu</text:p>
      <text:p text:style-name="P7"><text:tab/>Zakwaterowanie studentów do akademiku uczelnianego jest nieoptymalne. Wymóg by personel akademiku robił to za pomocą kartki papieru i zapisywaniu który student należy do którego pokoju może powoduje problem z weryfikacją danych, możliwości błędów ludzkich podczas zapisywania oraz nie zapewnia dobrego doboru <text:span text:style-name="T3">współlokatora dla każdego studenta. Nasza aplikacja ma za zadanie zoptymalizować ten </text:span></text:p>
      <text:p text:style-name="P7"/>
      <text:p text:style-name="P11"><text:span text:style-name="T3">a) </text:span><text:s/><text:span text:style-name="T4">Porównanie dostępnych rozwiązań</text:span></text:p>
      <text:p text:style-name="P7"><text:tab/></text:p>
      <text:p text:style-name="P12">b) <text:span text:style-name="T4">Możliwości zastosowania praktycznego</text:span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3:02.210811887</meta:creation-date>
    <dc:date>2019-05-05T19:46:12.242000000</dc:date>
    <meta:editing-duration>PT9M45S</meta:editing-duration>
    <meta:editing-cycles>3</meta:editing-cycles>
    <meta:generator>LibreOffice/6.1.4.2$Windows_x86 LibreOffice_project/9d0f32d1f0b509096fd65e0d4bec26ddd1938fd3</meta:generator>
    <meta:document-statistic meta:table-count="0" meta:image-count="0" meta:object-count="0" meta:page-count="6" meta:paragraph-count="38" meta:word-count="240" meta:character-count="1795" meta:non-whitespace-character-count="1602"/>
  </office:meta>
</office:document-meta>
</file>